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2000004A973EEA6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5" style:family="paragraph" style:parent-style-name="Encabezado_20_EDE" style:list-style-name="L8">
      <style:text-properties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opcion" style:list-style-name="L2"/>
    <style:style style:name="P8" style:family="paragraph" style:parent-style-name="opcion" style:list-style-name="L3"/>
    <style:style style:name="P9" style:family="paragraph" style:parent-style-name="opcion" style:list-style-name="L3"/>
    <style:style style:name="P10" style:family="paragraph" style:parent-style-name="opcion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5"/>
    <style:style style:name="P12" style:family="paragraph" style:parent-style-name="opcion" style:list-style-name="L7"/>
    <style:style style:name="P13" style:family="paragraph" style:parent-style-name="Preformatted_20_Text" style:list-style-name="L3">
      <style:text-properties fo:color="#a9b7c6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5" style:family="paragraph" style:parent-style-name="Text_20_body" style:list-style-name="L8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Text_20_body" style:list-style-name="L8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Text_20_body" style:list-style-name="L3">
      <style:text-properties fo:color="#808080" fo:language="es" fo:country="ES" style:language-asian="zxx" style:country-asian="none" style:language-complex="zxx" style:country-complex="none"/>
    </style:style>
    <style:style style:name="P18" style:family="paragraph" style:parent-style-name="Text_20_body" style:list-style-name="L3">
      <style:text-properties fo:color="#808080"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Text_20_body" style:list-style-name="L3">
      <style:text-properties fo:color="#000000"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8"/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6897bb"/>
    </style:style>
    <style:style style:name="T3" style:family="text">
      <style:text-properties fo:color="#cc7832"/>
    </style:style>
    <style:style style:name="T4" style:family="text">
      <style:text-properties fo:color="#ccccff" fo:font-weight="bold" style:font-weight-asian="bold" style:font-weight-complex="bold"/>
    </style:style>
    <style:style style:name="T5" style:family="text">
      <style:text-properties fo:color="#66ccff" fo:font-weight="bold" style:font-weight-asian="bold" style:font-weight-complex="bold"/>
    </style:style>
    <style:style style:name="T6" style:family="text">
      <style:text-properties fo:color="#3399ff"/>
    </style:style>
    <style:style style:name="T7" style:family="text">
      <style:text-properties fo:color="#ff950e"/>
    </style:style>
    <style:style style:name="T8" style:family="text">
      <style:text-properties fo:color="#6600cc"/>
    </style:style>
    <style:style style:name="T9" style:family="text">
      <style:text-properties fo:color="#ff9900"/>
    </style:style>
    <style:style style:name="T10" style:family="text"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/text:h>
      <text:h text:style-name="P6" text:outline-level="1"><text:span text:style-name="T10">Diagramas UML Clases</text:span></text:h>
      <text:list xml:id="list1025349784357215886" text:style-name="L5">
        <text:list-item>
          <text:h text:style-name="P11" text:outline-level="3">New Project IntelliJ</text:h>
        </text:list-item>
      </text:list>
      <text:h text:style-name="P4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8272785022040889473" text:style-name="L7">
        <text:list-item>
          <text:h text:style-name="P12" text:outline-level="3">Abrir IntelliJ </text:h>
        </text:list-item>
        <text:list-item>
          <text:h text:style-name="P12" text:outline-level="3">Seleccionar la opción New Project</text:h>
        </text:list-item>
        <text:list-item>
          <text:h text:style-name="P12" text:outline-level="3">Configurar las características del proyecto</text:h>
        </text:list-item>
      </text:list>
      <text:list xml:id="list4104850289656778374" text:style-name="L8">
        <text:list-item>
          <text:list>
            <text:list-item>
              <text:p text:style-name="P15">En mi caso he seleccionado</text:p>
              <text:list>
                <text:list-item>
                  <text:p text:style-name="P15">Nombre del proyecto</text:p>
                </text:list-item>
                <text:list-item>
                  <text:p text:style-name="P15">Languaje: Java</text:p>
                </text:list-item>
                <text:list-item>
                  <text:p text:style-name="P15">Build System: IntelliJ</text:p>
                </text:list-item>
                <text:list-item>
                  <text:p text:style-name="P15">version 19 JDK </text:p>
                </text:list-item>
                <text:list-item>
                  <text:h text:style-name="P15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2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2M35S</meta:editing-duration>
    <meta:editing-cycles>29</meta:editing-cycles>
    <meta:generator>OpenOffice/4.1.13$Win32 OpenOffice.org_project/4113m1$Build-9810</meta:generator>
    <dc:date>2023-04-29T07:25:19.24</dc:date>
    <meta:document-statistic meta:table-count="0" meta:image-count="1" meta:object-count="0" meta:page-count="2" meta:paragraph-count="15" meta:word-count="64" meta:character-count="350"/>
    <meta:user-defined meta:name="Info 1"/>
    <meta:user-defined meta:name="Info 2"/>
    <meta:user-defined meta:name="Info 3"/>
    <meta:user-defined meta:name="Info 4"/>
  </office:meta>
</office:document-meta>
</file>